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62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4.113cm"/>
    </style:style>
    <style:style style:name="pr7" style:family="presentation" style:parent-style-name="oranssi-outline1">
      <style:graphic-properties fo:min-height="14.971cm"/>
    </style:style>
    <style:style style:name="co1" style:family="table-column">
      <style:table-column-properties style:column-width="2.655cm" style:use-optimal-column-width="false"/>
    </style:style>
    <style:style style:name="co2" style:family="table-column">
      <style:table-column-properties style:column-width="2.656cm" style:use-optimal-column-width="false"/>
    </style:style>
    <style:style style:name="ro1" style:family="table-row">
      <style:table-row-properties style:row-height="1.286cm"/>
    </style:style>
    <style:style style:name="ro2" style:family="table-row">
      <style:table-row-properties style:row-height="0cm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4pt" style:font-size-asian="14pt" style:font-size-complex="14pt"/>
    </style:style>
    <style:style style:name="ce3" style:family="table-cell">
      <loext:graphic-properties draw:fill="solid" draw:fill-color="#ffffff"/>
      <style:paragraph-properties fo:border="0.03pt solid #000000"/>
    </style:style>
    <style:style style:name="ce4" style:family="table-cell">
      <loext:graphic-properties draw:fill="solid" draw:fill-color="#ffffff"/>
      <style:paragraph-properties fo:text-align="center" fo:border="0.03pt solid #000000"/>
      <style:text-properties style:font-name="FreeMono" fo:font-size="30pt" style:font-size-asian="30pt" style:font-size-complex="30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style:font-name="FreeMono" fo:font-weight="bold" style:font-weight-asian="bold" style:font-weight-complex="bold"/>
    </style:style>
    <style:style style:name="P7" style:family="paragraph"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FreeMono" fo:font-size="26pt" fo:font-weight="normal" style:font-size-asian="26pt" style:font-weight-asian="normal" style:font-size-complex="26pt" style:font-weight-complex="normal"/>
    </style:style>
    <style:style style:name="T9" style:family="text">
      <style:text-properties style:font-name="FreeMono" fo:font-weight="normal" style:font-weight-asian="normal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font-name="FreeMono" fo:font-size="30pt" style:font-size-asian="30pt" style:font-size-complex="30pt"/>
    </style:style>
    <style:style style:name="T13" style:family="text">
      <style:text-properties style:font-name="FreeMono"/>
    </style:style>
    <style:style style:name="T14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</text:span><text:span text:style-name="T1">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625cm" svg:x="1.4cm" svg:y="7.978cm" presentation:class="title" presentation:user-transformed="true">
          <draw:text-box>
            <text:p>Arrays<text:line-break/>Vetore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6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1" text:id="id1"><text:span text:style-name="T7">int</text:span><text:span text:style-name="T8"> xs[4];</text:span></text:p>
                <text:p xml:id="id2" text:id="id2"><text:span text:style-name="T7">int</text:span><text:span text:style-name="T8"> ys[4];</text:span></text:p>
                <text:p><text:span text:style-name="T9"/></text:p>
                <text:p xml:id="id4" text:id="id4"><text:span text:style-name="T8">printf(“%p %p\n”, &amp;xs, &amp;ys);</text:span></text:p>
                <text:p><text:span text:style-name="T9"/></text:p>
                <text:p xml:id="id5" text:id="id5"><text:span text:style-name="T8">printf(“%p %p %p %p %p %p\n”,</text:span></text:p>
                <text:p xml:id="id6" text:id="id6"><text:span text:style-name="T8"><text:s text:c="8"/></text:span><text:span text:style-name="T8">xs,xs+0,xs+1,xs+2,xs+3,xs+4);</text:span></text:p>
                <text:p><text:span text:style-name="T8"/></text:p>
                <text:p xml:id="id7" text:id="id7"><text:span text:style-name="T8">*(xs+3) = 10; // xs[3]=10</text:span></text:p>
                <text:p xml:id="id8" text:id="id8"><text:span text:style-name="T8">printf(“%d\n”, xs[3]);</text:span></text:p>
              </text:list-header>
            </text:list>
          </draw:text-box>
        </draw:frame>
        <draw:frame draw:style-name="standard" xml:id="id3" draw:id="id3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x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7"><text:span text:style-name="T12">ys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..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4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13">preenche</text:span> que receba um vetor <text:span text:style-name="T13">vec</text:span> de inteiros, o tamanho do vetor <text:span text:style-name="T13">n</text:span> e preencha o vetor com <text:span text:style-name="T13">n</text:span> números lidos do teclado.</text:p>
                <text:p><text:span text:style-name="T14"/></text:p>
              </text:list-item>
              <text:list-item>
                <text:p>Crie uma função <text:span text:style-name="T13">media</text:span> que receba um vetor <text:span text:style-name="T13">vec</text:span>, o tamanho do vetor <text:span text:style-name="T13">n</text:span> e retorne a média entre todos os valores do vetor.</text:p>
                <text:p><text:span text:style-name="T14"/></text:p>
              </text:list-item>
              <text:list-item>
                <text:p>Dentro das funções, use a notação de ponteiros em vez da de índices (‘*’ vs ‘[]’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127</meta:editing-cycles>
    <meta:editing-duration>P59DT8M20S</meta:editing-duration>
    <meta:initial-creator>chico </meta:initial-creator>
    <dc:date>2018-05-16T11:08:51.886901564</dc:date>
    <meta:document-statistic meta:object-count="5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